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022cm"/>
    </style:style>
    <style:style style:name="gr2" style:family="graphic" style:parent-style-name="standard">
      <style:graphic-properties draw:stroke="none" svg:stroke-color="#000000" draw:fill="none" draw:fill-color="#ffffff" fo:min-height="0.398cm"/>
    </style:style>
    <style:style style:name="gr3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1.762cm" svg:height="1.022cm" svg:x="11.374cm" svg:y="15.697cm">
            <draw:text-box>
              <text:p text:style-name="P1"><text:span text:style-name="T1">Decision</text:span></text:p>
            </draw:text-box>
          </draw:frame>
          <draw:frame draw:style-name="gr2" draw:text-style-name="P4" draw:layer="layout" svg:width="1.444cm" svg:height="0.429cm" svg:x="13.246cm" svg:y="16.166cm">
            <draw:text-box>
              <text:p text:style-name="P3"><text:span text:style-name="T2">arrive[1]</text:span></text:p>
            </draw:text-box>
          </draw:frame>
          <draw:frame draw:style-name="gr1" draw:text-style-name="P2" draw:layer="layout" svg:width="1.762cm" svg:height="1.022cm" svg:x="15.834cm" svg:y="14.997cm">
            <draw:text-box>
              <text:p text:style-name="P1"><text:span text:style-name="T1">Clerk</text:span></text:p>
            </draw:text-box>
          </draw:frame>
          <draw:frame draw:style-name="gr2" draw:text-style-name="P4" draw:layer="layout" svg:width="0.922cm" svg:height="0.429cm" svg:x="14.946cm" svg:y="15.166cm">
            <draw:text-box>
              <text:p text:style-name="P3"><text:span text:style-name="T2">arrive</text:span></text:p>
            </draw:text-box>
          </draw:frame>
          <draw:frame draw:style-name="gr2" draw:text-style-name="P4" draw:layer="layout" svg:width="0.922cm" svg:height="0.429cm" svg:x="17.646cm" svg:y="15.166cm">
            <draw:text-box>
              <text:p text:style-name="P3"><text:span text:style-name="T2">depart</text:span></text:p>
            </draw:text-box>
          </draw:frame>
          <draw:frame draw:style-name="gr2" draw:text-style-name="P4" draw:layer="layout" svg:width="1.444cm" svg:height="0.429cm" svg:x="13.246cm" svg:y="15.566cm">
            <draw:text-box>
              <text:p text:style-name="P3"><text:span text:style-name="T2">arrive[2]</text:span></text:p>
            </draw:text-box>
          </draw:frame>
          <draw:polyline draw:style-name="gr3" draw:text-style-name="P5" draw:layer="layout" svg:width="2.693cm" svg:height="0.481cm" svg:x="13.14cm" svg:y="15.58cm" svg:viewBox="0 0 2694 482" draw:points="0,482 1490,477 1490,0 2694,0">
            <text:p text:style-name="P3"/>
          </draw:polyline>
          <draw:polyline draw:style-name="gr3" draw:text-style-name="P5" draw:layer="layout" svg:width="2.681cm" svg:height="0.357cm" svg:x="13.14cm" svg:y="16.593cm" svg:viewBox="0 0 2682 358" draw:points="0,0 1538,0 1538,358 2682,358">
            <text:p text:style-name="P3"/>
          </draw:polyline>
          <draw:frame draw:style-name="gr1" draw:text-style-name="P2" draw:layer="layout" svg:width="1.762cm" svg:height="1.022cm" svg:x="15.834cm" svg:y="16.297cm">
            <draw:text-box>
              <text:p text:style-name="P1"><text:span text:style-name="T1">Clerk</text:span></text:p>
            </draw:text-box>
          </draw:frame>
          <draw:frame draw:style-name="gr2" draw:text-style-name="P4" draw:layer="layout" svg:width="0.922cm" svg:height="0.429cm" svg:x="14.946cm" svg:y="16.466cm">
            <draw:text-box>
              <text:p text:style-name="P3"><text:span text:style-name="T2">arrive</text:span></text:p>
            </draw:text-box>
          </draw:frame>
          <draw:frame draw:style-name="gr2" draw:text-style-name="P4" draw:layer="layout" svg:width="0.922cm" svg:height="0.429cm" svg:x="17.646cm" svg:y="16.466cm">
            <draw:text-box>
              <text:p text:style-name="P3"><text:span text:style-name="T2">depart</text:span></text:p>
            </draw:text-box>
          </draw:frame>
          <draw:polyline draw:style-name="gr3" draw:text-style-name="P5" draw:layer="layout" svg:width="6.732cm" svg:height="1.131cm" svg:x="12.056cm" svg:y="16.725cm" svg:viewBox="0 0 6733 1132" draw:points="5542,190 6733,190 6733,1132 0,1132 0,0">
            <text:p text:style-name="P3"/>
          </draw:polyline>
          <draw:frame draw:style-name="gr2" draw:text-style-name="P4" draw:layer="layout" svg:width="1.788cm" svg:height="0.429cm" svg:x="12.146cm" svg:y="16.766cm">
            <draw:text-box>
              <text:p text:style-name="P3"><text:span text:style-name="T2">departure[1]</text:span></text:p>
            </draw:text-box>
          </draw:frame>
          <draw:polyline draw:style-name="gr3" draw:text-style-name="P5" draw:layer="layout" svg:width="6.733cm" svg:height="1.191cm" svg:x="12.032cm" svg:y="14.508cm" svg:viewBox="0 0 6734 1192" draw:points="5566,1120 6734,1120 6734,0 0,0 0,1192">
            <text:p text:style-name="P3"/>
          </draw:polyline>
          <draw:frame draw:style-name="gr2" draw:text-style-name="P4" draw:layer="layout" svg:width="1.788cm" svg:height="0.429cm" svg:x="12.146cm" svg:y="15.066cm">
            <draw:text-box>
              <text:p text:style-name="P3"><text:span text:style-name="T2">departure[2]</text:span></text:p>
            </draw:text-box>
          </draw:frame>
          <draw:frame draw:style-name="gr2" draw:text-style-name="P4" draw:layer="layout" svg:width="1.135cm" svg:height="0.429cm" svg:x="10.346cm" svg:y="15.766cm">
            <draw:text-box>
              <text:p text:style-name="P3"><text:span text:style-name="T2">decide</text:span></text:p>
            </draw:text-box>
          </draw:frame>
          <draw:line draw:style-name="gr4" draw:text-style-name="P5" draw:layer="layout" svg:x1="9.362cm" svg:y1="16.224cm" svg:x2="11.376cm" svg:y2="16.224cm">
            <text:p text:style-name="P3"/>
          </draw:line>
          <draw:rect draw:style-name="gr5" draw:text-style-name="P5" draw:layer="layout" svg:width="9.094cm" svg:height="3.933cm" svg:x="10.227cm" svg:y="14.186cm">
            <text:p text:style-name="P3"/>
          </draw:rect>
          <draw:frame draw:style-name="gr2" draw:text-style-name="P4" draw:layer="layout" svg:width="0.922cm" svg:height="0.429cm" svg:x="9.346cm" svg:y="15.766cm">
            <draw:text-box>
              <text:p text:style-name="P3"><text:span text:style-name="T2">arrive</text:span></text:p>
            </draw:text-box>
          </draw:frame>
          <draw:line draw:style-name="gr4" draw:text-style-name="P5" draw:layer="layout" svg:x1="19.062cm" svg:y1="16.224cm" svg:x2="20.184cm" svg:y2="16.224cm">
            <text:p text:style-name="P3"/>
          </draw:line>
          <draw:frame draw:style-name="gr2" draw:text-style-name="P4" draw:layer="layout" svg:width="0.922cm" svg:height="0.429cm" svg:x="19.346cm" svg:y="15.766cm">
            <draw:text-box>
              <text:p text:style-name="P3"><text:span text:style-name="T2">depart</text:span></text:p>
            </draw:text-box>
          </draw:frame>
          <draw:polyline draw:style-name="gr5" draw:text-style-name="P5" draw:layer="layout" svg:width="0.428cm" svg:height="0.607cm" svg:x="18.766cm" svg:y="15.628cm" svg:viewBox="0 0 429 608" draw:points="0,0 0,596 429,596 429,608">
            <text:p text:style-name="P3"/>
          </draw:polyline>
          <draw:polyline draw:style-name="gr5" draw:text-style-name="P5" draw:layer="layout" svg:width="0.309cm" svg:height="0.69cm" svg:x="18.79cm" svg:y="16.224cm" svg:viewBox="0 0 310 691" draw:points="0,691 0,0 310,0">
            <text:p text:style-name="P3"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4-04-09T09:22:56</meta:creation-date>
    <dc:date>2008-01-06T18:27:29</dc:date>
    <meta:editing-cycles>57</meta:editing-cycles>
    <meta:editing-duration>PT11H9M4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